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line Forms System Summary</text:p>
      <text:p text:style-name="Standard"/>
      <text:p text:style-name="P2">Group 2</text:p>
      <text:p text:style-name="P3">Richard Roman</text:p>
      <text:p text:style-name="P3">Ryan Grogan</text:p>
      <text:p text:style-name="P3">Michel Enanga</text:p>
      <text:p text:style-name="Standard">Hubert Walton</text:p>
      <text:p text:style-name="Standard"/>
      <text:p text:style-name="Standard">Our User class is the superclass of Faculty and Student. In the User, we gather the first name, last name, user id, email address, phone number, and how many forms are active. The methods in the User class is getting a list of the active forms and being able to send a form to the next step in the process. In the Faculty class, we get the signature, the office location, and the department name. The methods in the Faculty class is receiving a form and checking the status of a form. In the Student class, we get the student's major, minor, major advisor id, minor advisor id, and date of birth. The Student method is to choose a form they want to create. We have an Address class which the Student uses for their address. In the Address class, we get the first line of the address, the second line of the address, city, state, zip, and whether or not they are local. Our Form class only has a form id which is used to figure out what type of form to create. The method of the Form class is to create the appropriate form using the form id. <text:s/>The different forms each have their own classes. In the Special Permission class, we get the school year, semester, and the enrollment list of classes. In the Course Substitutions class, we get the catalog year, what class to substitute for, and whether or not it is a major class. In the Course Repeat class, we get the course to be repeated, which term the class was taken in, the grade earned for the class, and the term to repeat the class in. In the Registration class, we get the school year, the semester, and the list of courses to register for. In the Transcript class, we get the maiden name of the student, the social security number, when to mail things to the student, the first term attended by the student, the last term attended, and the mail to info for the stu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5:48:16</meta:creation-date>
    <meta:generator>LibreOffice/3.5$Linux_X86_64 LibreOffice_project/350m1$Build-2</meta:generator>
    <dc:date>2014-09-23T16:41:31</dc:date>
    <meta:editing-duration>PT48M20S</meta:editing-duration>
    <meta:editing-cycles>7</meta:editing-cycles>
    <meta:document-statistic meta:table-count="0" meta:image-count="0" meta:object-count="0" meta:page-count="1" meta:paragraph-count="7" meta:word-count="357" meta:character-count="1910" meta:non-whitespace-character-count="1559"/>
  </office:meta>
</office:document-meta>
</file>